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itectural Design Patterns for Baseline Regulation in Embodied Systems</text:h>
      <text:p text:style-name="Text_20_body"><text:span text:style-name="T1">Author:</text:span> Tyson Jeffreys <text:span text:style-name="T1">Date:</text:span> December 30, 2025 <text:span text:style-name="T1">Scope:</text:span> conceptual supplement (not empirical).</text:p>
      <text:p text:style-name="Text_20_body">This section presents concrete, implementable architectural patterns that instantiate the paper’s core idea: robustness in embodied systems can emerge from <text:span text:style-name="Strong_20_Emphasis">baseline regulation and slow, global constraint signals</text:span>, rather than from centralized correction alone.</text:p>
      <text:p text:style-name="Text_20_body">These examples are not presented as algorithms or proofs, but as <text:span text:style-name="Strong_20_Emphasis">design patterns</text:span> that can be layered onto existing robotics and embodied AI stacks.</text:p>
      <text:p text:style-name="Horizontal_20_Line"/>
      <text:h text:style-name="Heading_20_2" text:outline-level="2">Example 1: A “Baseline Regulator” Layer Beneath RL / MPC</text:h>
      <text:p text:style-name="Text_20_body"><text:span text:style-name="Strong_20_Emphasis">Goal</text:span><text:line-break/>Maintain a low-correction, low-energy <text:span text:style-name="Emphasis">stable manifold</text:span> during nominal operation so that perturbations do not cascade into instability.</text:p>
      <text:p text:style-name="Text_20_body"><text:span text:style-name="Strong_20_Emphasis">Design</text:span><text:line-break/>Introduce a slow control loop (e.g., 1–5 Hz) that continuously estimates a <text:span text:style-name="Strong_20_Emphasis">regulatory cost</text:span> using signals already present in most systems, such as:</text:p>
      <text:list text:style-name="L1">
        <text:list-item>
          <text:p text:style-name="P1">total actuator effort (e.g., torque²)</text:p>
        </text:list-item>
        <text:list-item>
          <text:p text:style-name="P1">jerk penalties</text:p>
        </text:list-item>
        <text:list-item>
          <text:p text:style-name="P1">contact slip rate</text:p>
        </text:list-item>
        <text:list-item>
          <text:p text:style-name="P1">state-estimation uncertainty (e.g., covariance)</text:p>
        </text:list-item>
        <text:list-item>
          <text:p text:style-name="P1">prediction error between expected IMU / foot forces and observed signals</text:p>
        </text:list-item>
      </text:list>
      <text:p text:style-name="Text_20_body">The baseline regulator does <text:span text:style-name="Strong_20_Emphasis">not</text:span> command actions or trajectories.</text:p>
      <text:p text:style-name="Text_20_body">Instead, it <text:span text:style-name="Strong_20_Emphasis">biases parameters</text:span> in the existing control stack:</text:p>
      <text:list text:style-name="L2">
        <text:list-item>
          <text:p text:style-name="P2">adjusts impedance / stiffness gains</text:p>
        </text:list-item>
        <text:list-item>
          <text:p text:style-name="P2">adjusts MPC cost weights (e.g., stability vs. speed)</text:p>
        </text:list-item>
        <text:list-item>
          <text:p text:style-name="P2">adjusts allowed step height and speed envelopes</text:p>
        </text:list-item>
      </text:list>
      <text:p text:style-name="Text_20_body"><text:span text:style-name="Strong_20_Emphasis">Why It Matches the Paper</text:span><text:line-break/>Stability emerges from <text:span text:style-name="Strong_20_Emphasis">distributed regulation rather than centralized command</text:span>.<text:line-break/>The planner and learned policies remain intact; the baseline regulator functions as an under-layer that prevents overcorrection spirals.</text:p>
      <text:p text:style-name="Horizontal_20_Line"/>
      <text:h text:style-name="Heading_20_2" text:outline-level="2"><text:soft-page-break/>Example 2: Global Constraint Signals as Broadcast Budgets</text:h>
      <text:p text:style-name="Text_20_body"><text:span text:style-name="Strong_20_Emphasis">Concept</text:span><text:line-break/>Replace task-local optimization with a small set of slow, shared variables that every subsystem can “feel.”</text:p>
      <text:p text:style-name="Text_20_body"><text:span text:style-name="Strong_20_Emphasis">Candidate Global Signals</text:span></text:p>
      <text:list text:style-name="L3">
        <text:list-item>
          <text:p text:style-name="P3"><text:span text:style-name="Strong_20_Emphasis">Energy budget</text:span>: battery SoC, instantaneous power draw, remaining mission energy</text:p>
        </text:list-item>
        <text:list-item>
          <text:p text:style-name="P3"><text:span text:style-name="Strong_20_Emphasis">Thermal budget</text:span>: motor and driver temperatures, predicted thermal headroom</text:p>
        </text:list-item>
        <text:list-item>
          <text:p text:style-name="P3"><text:span text:style-name="Strong_20_Emphasis">Traction budget</text:span>: global slip likelihood (from fused foot force, IMU, and terrain classification)</text:p>
        </text:list-item>
        <text:list-item>
          <text:p text:style-name="P3"><text:span text:style-name="Strong_20_Emphasis">Compute / latency budget</text:span>: control-loop latency, dropped frames</text:p>
        </text:list-item>
      </text:list>
      <text:p text:style-name="Text_20_body"><text:span text:style-name="Strong_20_Emphasis">How to Use Them</text:span><text:line-break/>Broadcast these signals to all layers:</text:p>
      <text:list text:style-name="L4">
        <text:list-item>
          <text:p text:style-name="P4">state estimator</text:p>
        </text:list-item>
        <text:list-item>
          <text:p text:style-name="P4">gait generator</text:p>
        </text:list-item>
        <text:list-item>
          <text:p text:style-name="P4">manipulation controller</text:p>
        </text:list-item>
        <text:list-item>
          <text:p text:style-name="P4">RL policy</text:p>
        </text:list-item>
      </text:list>
      <text:p text:style-name="Text_20_body">Each layer treats them as <text:span text:style-name="Strong_20_Emphasis">boundary conditions</text:span>, not commands:</text:p>
      <text:list text:style-name="L5">
        <text:list-item>
          <text:p text:style-name="P5">the estimator increases smoothing when compute budget is tight</text:p>
        </text:list-item>
        <text:list-item>
          <text:p text:style-name="P5">locomotion reduces aggressive maneuvers when traction budget is low</text:p>
        </text:list-item>
        <text:list-item>
          <text:p text:style-name="P5">manipulation reduces acceleration when thermal headroom is limited</text:p>
        </text:list-item>
      </text:list>
      <text:p text:style-name="Text_20_body">This resembles whole-body control’s “respect constraints” principle, but with a critical difference:<text:line-break/>the signals are <text:span text:style-name="Strong_20_Emphasis">slow, shared, and always present</text:span>, synchronizing subsystems continuously rather than reacting locally.</text:p>
      <text:p text:style-name="Horizontal_20_Line"/>
      <text:h text:style-name="Heading_20_2" text:outline-level="2">Example 3: Predictive Coupling for Active Sensing</text:h>
      <text:p text:style-name="Text_20_body"><text:span text:style-name="Strong_20_Emphasis">Concept</text:span><text:line-break/>Misalignment between sensing and motion increases prediction error and corrective effort.</text:p>
      <text:p text:style-name="Text_20_body"><text:span text:style-name="Strong_20_Emphasis">Concrete Robot Scenario</text:span><text:line-break/>A mobile robot with a camera mounted on a pan–tilt unit:</text:p>
      <text:list text:style-name="L6">
        <text:list-item>
          <text:p text:style-name="P6">when the camera is aimed far off the velocity vector, optical flow predictions and inertial predictions diverge</text:p>
        </text:list-item>
        <text:list-item>
          <text:p text:style-name="P6">estimator strain increases</text:p>
        </text:list-item>
        <text:list-item>
          <text:p text:style-name="P6"><text:soft-page-break/>control corrections increase downstream</text:p>
        </text:list-item>
      </text:list>
      <text:p text:style-name="Text_20_body"><text:span text:style-name="Strong_20_Emphasis">Design</text:span><text:line-break/>Introduce a coupling objective:</text:p>
      <text:list text:style-name="L7">
        <text:list-item>
          <text:p text:style-name="P7">add a cost that gently biases sensor-frame alignment toward expected motion</text:p>
        </text:list-item>
        <text:list-item>
          <text:p text:style-name="P7">allow deviation only when an explicit task requires it (e.g., search or inspection)</text:p>
        </text:list-item>
      </text:list>
      <text:p text:style-name="Text_20_body"><text:span text:style-name="Strong_20_Emphasis">Engineering Metric</text:span><text:line-break/>Minimize the discrepancy between predicted optical flow (from the motion model) and observed flow.<text:line-break/>Feed this prediction-error term into the baseline regulator as part of the regulatory cost.</text:p>
      <text:p text:style-name="Text_20_body">This aligns with forward-model and predictive-processing traditions, but reframed as <text:span text:style-name="Strong_20_Emphasis">regulatory cost minimization</text:span>, not task optimization.</text:p>
      <text:p text:style-name="Horizontal_20_Line"/>
      <text:h text:style-name="Heading_20_2" text:outline-level="2">Example 4: Reinforcement Learning with Global Constraints as Shared Latent State</text:h>
      <text:p text:style-name="Text_20_body"><text:span text:style-name="Strong_20_Emphasis">Concept</text:span><text:line-break/>Make global constraints first-class citizens in learning-based systems.</text:p>
      <text:p text:style-name="Text_20_body"><text:span text:style-name="Strong_20_Emphasis">Design</text:span><text:line-break/>Introduce a small set of slow-evolving latent variables:</text:p>
      <text:list text:style-name="L8">
        <text:list-item>
          <text:p text:style-name="P8">energy headroom</text:p>
        </text:list-item>
        <text:list-item>
          <text:p text:style-name="P8">thermal headroom</text:p>
        </text:list-item>
        <text:list-item>
          <text:p text:style-name="P8">traction confidence</text:p>
        </text:list-item>
        <text:list-item>
          <text:p text:style-name="P8">estimator confidence</text:p>
        </text:list-item>
      </text:list>
      <text:p text:style-name="Text_20_body">Then:</text:p>
      <text:list text:style-name="L9">
        <text:list-item>
          <text:p text:style-name="P9">feed these variables into the policy so action selection respects global conditions</text:p>
        </text:list-item>
        <text:list-item>
          <text:p text:style-name="P9">add auxiliary losses that encourage the policy’s internal representations to predict or align with these variables</text:p>
        </text:list-item>
      </text:list>
      <text:p text:style-name="Text_20_body">This makes global constraints <text:span text:style-name="Strong_20_Emphasis">accessible across control layers</text:span>, rather than implicit or emergent.</text:p>
      <text:p text:style-name="Horizontal_20_Line"/>
      <text:h text:style-name="Heading_20_2" text:outline-level="2">Example 5: Distributed Biasing in a Typical ROS Stack</text:h>
      <text:p text:style-name="Text_20_body"><text:span text:style-name="Strong_20_Emphasis">Minimal Intervention Pattern</text:span><text:line-break/>Without rewriting existing systems:</text:p>
      <text:list text:style-name="L10">
        <text:list-item>
          <text:p text:style-name="P10"><text:soft-page-break/>Add a <text:span text:style-name="Strong_20_Emphasis">Constraint Signal Node</text:span> that publishes <text:span text:style-name="Source_20_Text">/global_constraints</text:span></text:p>
          <text:list>
            <text:list-item>
              <text:p text:style-name="P10">energy</text:p>
            </text:list-item>
            <text:list-item>
              <text:p text:style-name="P10">thermal</text:p>
            </text:list-item>
            <text:list-item>
              <text:p text:style-name="P10">traction</text:p>
            </text:list-item>
            <text:list-item>
              <text:p text:style-name="P10">latency</text:p>
            </text:list-item>
          </text:list>
        </text:list-item>
        <text:list-item>
          <text:p text:style-name="P10">Modify existing controllers to subscribe and modulate parameters such as:</text:p>
          <text:list>
            <text:list-item>
              <text:p text:style-name="P10">maximum velocity</text:p>
            </text:list-item>
            <text:list-item>
              <text:p text:style-name="P10">maximum joint acceleration</text:p>
            </text:list-item>
            <text:list-item>
              <text:p text:style-name="P10">impedance stiffness</text:p>
            </text:list-item>
            <text:list-item>
              <text:p text:style-name="P10">planner horizon</text:p>
            </text:list-item>
          </text:list>
        </text:list-item>
        <text:list-item>
          <text:p text:style-name="P10">Log a single <text:span text:style-name="Strong_20_Emphasis">regulatory cost</text:span> scalar to tune for low-demand stability.</text:p>
        </text:list-item>
      </text:list>
      <text:p text:style-name="Text_20_body">This pattern directly translates the paper’s design principles into a deployable architecture with minimal disruption.</text:p>
      <text:p text:style-name="Horizontal_20_Line"/>
      <text:h text:style-name="Heading_20_2" text:outline-level="2">Summary</text:h>
      <text:p text:style-name="Text_20_body">Across these examples, the common move is architectural rather than algorithmic:</text:p>
      <text:list text:style-name="L11">
        <text:list-item>
          <text:p text:style-name="P11">introduce slow, shared constraint signals</text:p>
        </text:list-item>
        <text:list-item>
          <text:p text:style-name="P11">bias existing controllers instead of commanding them</text:p>
        </text:list-item>
        <text:list-item>
          <text:p text:style-name="P11">maintain a low-correction operating manifold during nominal conditions</text:p>
        </text:list-item>
      </text:list>
      <text:p text:style-name="Text_20_body">Planning and learning then operate <text:span text:style-name="Strong_20_Emphasis">on top of coherence</text:span>, rather than being responsible for creating i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21:43:29.758471000</meta:creation-date>
    <dc:date>2025-12-31T10:19:27.805135000</dc:date>
    <meta:editing-duration>PT12H35M57S</meta:editing-duration>
    <meta:editing-cycles>2</meta:editing-cycles>
    <meta:generator>LibreOffice/25.8.2.2$MacOSX_AARCH64 LibreOffice_project/d401f2107ccab8f924a8e2df40f573aab7605b6f</meta:generator>
    <meta:print-date>2025-12-30T21:51:32.944077000</meta:print-date>
    <meta:printed-by>PDF files</meta:printed-by>
    <meta:document-statistic meta:table-count="0" meta:image-count="0" meta:object-count="0" meta:page-count="4" meta:paragraph-count="77" meta:word-count="753" meta:character-count="5174" meta:non-whitespace-character-count="4546"/>
  </office:meta>
</office:document-meta>
</file>